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FreeSans1" svg:font-family="FreeSans" style:font-family-generic="swiss"/>
    <style:font-face style:name="TeX Gyre Bonum Math" svg:font-family="'TeX Gyre Bonum Math'" style:font-pitch="variable"/>
    <style:font-face style:name="TeX Gyre Schola Math" svg:font-family="'TeX Gyre Schola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style:font-name="TeX Gyre Schola Math"/>
    </style:style>
    <style:style style:name="P2" style:family="paragraph" style:parent-style-name="Standard">
      <style:paragraph-properties fo:text-align="end" style:justify-single-word="false"/>
      <style:text-properties style:font-name="TeX Gyre Schola Math" fo:font-size="13pt" officeooo:rsid="001efa80" officeooo:paragraph-rsid="001efa80" style:font-size-asian="13pt" style:font-size-complex="13pt"/>
    </style:style>
    <style:style style:name="P3" style:family="paragraph" style:parent-style-name="Standard">
      <style:paragraph-properties fo:text-align="end" style:justify-single-word="false"/>
      <style:text-properties style:font-name="TeX Gyre Bonum Math" fo:font-size="13pt" style:font-size-asian="13pt" style:font-size-complex="13pt"/>
    </style:style>
    <style:style style:name="P4" style:family="paragraph" style:parent-style-name="Standard">
      <style:paragraph-properties fo:text-align="end" style:justify-single-word="false"/>
      <style:text-properties style:font-name="TeX Gyre Schola Math" fo:font-size="13pt" officeooo:rsid="001efa80" officeooo:paragraph-rsid="001efa80" style:font-size-asian="13pt" style:font-size-complex="13pt"/>
    </style:style>
    <style:style style:name="T1" style:family="text">
      <style:text-properties officeooo:rsid="001fb39b"/>
    </style:style>
    <style:style style:name="T2" style:family="text">
      <style:text-properties officeooo:rsid="002065a3"/>
    </style:style>
    <style:style style:name="T3" style:family="text">
      <style:text-properties officeooo:rsid="002087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2">Untuk Prof. Michael N. Evans (UMD), <text:span text:style-name="T3">Dr. Nurjanna J. Trilaksono (ITB), M. <text:s/>Ridho Syahputra (ITB), Faiz R. Fajary (ITB), <text:s/>Anugrah Noer Hadi (L7 Systems), Pradipto (Kyōdai), </text:span><text:s/>dan Dr. Dasapta E. Irawan (ITB), </text:p>
      <text:p text:style-name="P2"/>
      <text:p text:style-name="P2">saya mengucapkan terimakasih <text:span text:style-name="T1">yang sebesar - besarnya</text:span> atas diskusi – diskusi <text:span text:style-name="T2">mingguan</text:span> yang sangat menginsipirasi untuk individu yang telah lama menginggalkan dunia akademi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FreeSans1" svg:font-family="FreeSans" style:font-family-generic="swiss"/>
    <style:font-face style:name="TeX Gyre Bonum Math" svg:font-family="'TeX Gyre Bonum Math'" style:font-pitch="variable"/>
    <style:font-face style:name="TeX Gyre Schola Math" svg:font-family="'TeX Gyre Schola Math'"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14T19:05:07.899392839</meta:creation-date>
    <dc:date>2020-07-16T09:23:55.397008235</dc:date>
    <meta:editing-duration>PT10M50S</meta:editing-duration>
    <meta:editing-cycles>5</meta:editing-cycles>
    <meta:generator>LibreOffice/6.1.5.2$Linux_X86_64 LibreOffice_project/10$Build-2</meta:generator>
    <meta:document-statistic meta:table-count="0" meta:image-count="0" meta:object-count="0" meta:page-count="1" meta:paragraph-count="2" meta:word-count="54" meta:character-count="377" meta:non-whitespace-character-count="320"/>
  </office:meta>
</office:document-meta>
</file>